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Utils.getDate( String id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Utils.getPrincipal( String id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Utils.getBoolean( String id , Attributes attrs , boolean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Utils.getSingleValued( String id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dapUtils.parseBoolean( String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